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5.0717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3.9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6.705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5-10">
            <text:p>05/10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() (SendEvent)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Full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Empty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3">
          <table:table-cell office:value-type="string">
            <text:p>SendPacket</text:p>
          </table:table-cell>
          <table:table-cell office:value-type="string">
            <text:p>Call Reliability First</text:p>
            <text:p/>
            <text:p>NetworkSend (This happens last)</text:p>
          </table:table-cell>
          <table:table-cell/>
          <table:table-cell table:style-name="Default" office:value-type="string">
            <text:p><text:span text:style-name="T4">THIS MUST HAPPEN FIRST</text:span></text:p>
            <text:p/>
            <text:p>Record sequence number with time it went out (for use with SRTT, RTO).</text:p>
            <text:p/>
            <text:p>If SYN (this could easily mean that variables are not initialized):</text:p>
            <text:p><text:s text:c="2"/>ISS (initial sequence number) ← 1;</text:p>
            <text:p><text:s text:c="2"/>SEG.SEQ ← ISS;</text:p>
            <text:p><text:s text:c="2"/>Insert SEG.SEQ into sequence number field of packet;</text:p>
            <text:p><text:s text:c="2"/>SND.UNA ← ISS;</text:p>
            <text:p><text:s text:c="2"/>SND.NXT ← ISS + 1;</text:p>
            <text:p><text:s text:c="2"/>Save SYN in retransmit buffer;</text:p>
            <text:p/>
            <text:p>If SYN &amp;&amp; ACK:</text:p>
            <text:p><text:s text:c="3"/>SEG.SEQ ← ISS;</text:p>
            <text:p><text:span text:style-name="T2"><text:s text:c="2"/></text:span><text:span text:style-name="T2">Insert SEG.SEQ into sequence number field of packet;</text:span></text:p>
            <text:p><text:s text:c="2"/>SND.NXT ← ISS + 1;</text:p>
            <text:p><text:s text:c="2"/>SND.UNA ← ISS;</text:p>
            <text:p><text:s text:c="2"/>Save SYNACK in retransmit buffer;</text:p>
            <text:p/>
            <text:p>Else:</text:p>
            <text:p><text:s text:c="2"/>packet.SEQ ← SND.NXT;</text:p>
            <text:p><text:s text:c="2"/>packet.ACK ← RCV.NXT;</text:p>
            <text:p><text:s text:c="2"/>packet.isAck ← True;</text:p>
            <text:p><text:s text:c="2"/></text:p>
            <text:p><text:s text:c="2"/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string">
            <text:p>TimerFired</text:p>
          </table:table-cell>
          <table:table-cell/>
          <table:table-cell office:value-type="string">
            <text:p><text:span text:style-name="T1">if state == TimeWait:</text:span></text:p>
            <text:p><text:span text:style-name="T1"><text:s/>→ </text:span><text:span text:style-name="T1">Closed;</text:span></text:p>
            <text:p><text:span text:style-name="T1"><text:s/></text:span><text:span text:style-name="T1">Dispatch [DeleteSocketEvent];</text:span>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ResendPacket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5">
          <table:table-cell office:value-type="string">
            <text:p>NetworkReceivePacket</text:p>
          </table:table-cell>
          <table:table-cell table:style-name="Default" office:value-type="string">
            <text:p>If ACK &amp;&amp; SND.UNA &lt;= SEG.ACK &lt;= SND.NXT:</text:p>
            <text:p><text:s text:c="2"/>Valid ack</text:p>
            <text:p>Else:</text:p>
            <text:p><text:s/>Return;</text:p>
            <text:p/>
            <text:p/>
            <text:p/>
            <text:p># this is the validity checks defined on page 69 of the RFC 793.</text:p>
            <text:p># the only other thing this check will need to do is if no context exists (we are in the Accept state),</text:p>
            <text:p># return true</text:p>
            <text:p>If NOT R.is_valid(window size):</text:p>
            <text:p><text:s text:c="4"/>Send ack</text:p>
            <text:p><text:s text:c="4"/>Return;</text:p>
            <text:p/>
            <text:p>If a segment's contents straddle the boundary between old and new, only the new parts should be processed.</text:p>
            <text:p/>
            <text:p>connection_manager()</text:p>
            <text:p/>
            <text:p># check to see if we are in established</text:p>
            <text:p>If can_send() &amp;&amp; if SND.UNA &lt; SEG.ACK &lt;= SND.NXT:</text:p>
            <text:p><text:s text:c="2"/>congestion_control()</text:p>
            <text:p/>
            <text:p>reliability()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2"/>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(p. 41) Measure the elapsed time between sending a data octet with a particular</text:p>
            <text:p>sequence number and receiving an ack that covers that sequence number.</text:p>
            <text:p>(Segments sent do not have to match segments received.)</text:p>
            <text:p><text:s text:c="2"/>update SRTT</text:p>
            <text:p><text:s text:c="2"/>Update RTO</text:p>
            <text:p><text:s text:c="2"/>Remove sequence number with time it went out from memory (retransmit buffer?)</text:p>
            <text:p><text:s text:c="2"/></text:p>
            <text:p>If SYN (no context) &amp;&amp; ACK:</text:p>
            <text:p><text:s text:c="2"/>RCV.NXT ← SEG.SEQ + 1;</text:p>
            <text:p><text:s text:c="2"/>IRS ← SEG.SEQ;</text:p>
            <text:p><text:s text:c="2"/>SND.UNA ← SEG.ACK (if it is an ack); # this may be the same as below</text:p>
            <text:p><text:s text:c="2"/>Remove anything from retransmission queue which is ack'ed;</text:p>
            <text:p/>
            <text:p>If ACK &amp;&amp; SND.UNA &lt; SEG.ACK &lt;= SND.NXT:</text:p>
            <text:p><text:s text:c="2"/>SND.UNA ← SEG.ACK;</text:p>
            <text:p><text:s text:c="2"/>Remove all segments completely acknowledged from retransmission queue</text:p>
            <text:p/>
            <text:p>Else If SEG.ACK &gt; SND.NXT</text:p>
            <text:p><text:s text:c="2"/>Send an ack</text:p>
            <text:p/>
            <text:p># Duplicate strictly less than SND.UNA</text:p>
            <text:p><text:span text:style-name="T2">Else if ACK &amp;&amp; SEG.ACK &lt; SND.UNA:</text:span></text:p>
            <text:p><text:s text:c="2"/>Ignore</text:p>
          </table:table-cell>
          <table:table-cell table:style-name="Default" office:value-type="string">
            <text:p># update the send window: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1">
          <table:table-cell office:value-type="string">
            <text:p>ReceiveBufferNotEmp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ReceiveBufferNotFul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recv() (ReceiveEvent)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" office:value-type="string">
            <text:p>CloseEvent</text:p>
          </table:table-cell>
          <table:table-cell table:style-name="Default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DeleteSocke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0T12:23:50</dc:date>
    <dc:creator>Randy Buck</dc:creator>
    <meta:editing-duration>PT462H50M07S</meta:editing-duration>
    <meta:editing-cycles>160</meta:editing-cycles>
    <meta:generator>OpenOffice.org/3.2$Unix OpenOffice.org_project/320m12$Build-9483</meta:generator>
    <meta:printed-by>Randy Buck</meta:printed-by>
    <meta:print-date>2011-05-09T13:54:16</meta:print-date>
    <meta:document-statistic meta:table-count="3" meta:cell-count="32" meta:object-count="0"/>
  </office:meta>
</office:document-meta>
</file>